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draw:stroke="none" draw:fill="none" fo:min-height="0.41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0.715cm"/>
      <style:paragraph-properties style:writing-mode="lr-tb"/>
    </style:style>
    <style:style style:name="gr10" style:family="graphic" style:parent-style-name="standard">
      <style:graphic-properties draw:stroke="none" draw:fill="none" fo:min-height="0.953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/>
      <style:paragraph-properties style:writing-mode="lr-tb"/>
    </style:style>
    <style:style style:name="gr22" style:family="graphic" style:parent-style-name="standard">
      <style:graphic-properties draw:stroke="none" draw:fill="none" fo:min-height="0.477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2.46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9" style:family="graphic" style:parent-style-name="standard">
      <style:graphic-properties draw:stroke="none" draw:fill="none" fo:min-height="0.113cm"/>
      <style:paragraph-properties style:writing-mode="lr-tb"/>
    </style:style>
    <style:style style:name="gr30" style:family="graphic" style:parent-style-name="standard">
      <style:graphic-properties draw:stroke="none" draw:fill="none" fo:min-height="0.281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116cm" fo:min-width="8.196cm" fo:padding-top="0.152cm" fo:padding-bottom="0.152cm" fo:padding-left="0.277cm" fo:padding-right="0.277cm"/>
      <style:paragraph-properties style:writing-mode="lr-tb"/>
    </style:style>
    <style:style style:name="gr33" style:family="graphic" style:parent-style-name="standard">
      <style:graphic-properties draw:stroke="solid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2.736cm" fo:min-width="1.026cm" fo:padding-top="0.152cm" fo:padding-bottom="0.152cm" fo:padding-left="0.277cm" fo:padding-right="0.277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="Extrémités_20_de_20_flèche_20_1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116cm" fo:min-width="1.696cm" fo:padding-top="0.152cm" fo:padding-bottom="0.152cm" fo:padding-left="0.277cm" fo:padding-right="0.27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.59999990463257pt" style:font-size-asian="3.59999990463257pt" style:font-size-complex="3.59999990463257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cm" svg:height="4.2cm" svg:x="2.56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8cm" svg:height="7.41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9.36cm" svg:x2="7.2cm" svg:y2="9.36cm">
          <text:p/>
        </draw:line>
        <draw:line draw:style-name="gr3" draw:text-style-name="P4" draw:layer="layout" svg:x1="5.61cm" svg:y1="9.46cm" svg:x2="5.85cm" svg:y2="9.23cm">
          <text:p/>
        </draw:line>
        <draw:line draw:style-name="gr3" draw:text-style-name="P4" draw:layer="layout" svg:x1="5.71cm" svg:y1="7.01cm" svg:x2="5.95cm" svg:y2="6.78cm">
          <text:p/>
        </draw:line>
        <draw:frame draw:style-name="gr6" draw:text-style-name="P6" draw:layer="layout" svg:width="1.26cm" svg:height="0.663cm" svg:x="5.33cm" svg:y="6.317cm">
          <draw:text-box>
            <text:p><text:span text:style-name="T3">RGMII</text:span></text:p>
          </draw:text-box>
        </draw:frame>
        <draw:frame draw:style-name="gr6" draw:text-style-name="P6" draw:layer="layout" svg:width="1.26cm" svg:height="0.663cm" svg:x="5.21cm" svg:y="8.83cm">
          <draw:text-box>
            <text:p><text:span text:style-name="T3">RGMII</text:span></text:p>
          </draw:text-box>
        </draw:frame>
        <draw:custom-shape draw:style-name="gr4" draw:text-style-name="P2" draw:layer="layout" svg:width="1.76cm" svg:height="0.66cm" draw:transform="rotate (-1.5707963267949) translate (7.86cm 8.47cm)">
          <text:p text:style-name="P5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HY RX CLK DOMAIN @125M)</text:span></text:p>
          </draw:text-box>
        </draw:frame>
        <draw:frame draw:style-name="gr10" draw:text-style-name="P10" draw:layer="layout" svg:width="4.31cm" svg:height="1.203cm" svg:x="9.36cm" svg:y="5.03cm">
          <draw:text-box>
            <text:p text:style-name="P9"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1" draw:text-style-name="P2" draw:layer="layout" svg:width="1.41cm" svg:height="3.78cm" svg:x="11.77cm" svg:y="6.13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66cm" svg:y1="9.95cm" svg:x2="12.66cm" svg:y2="11.07cm">
          <text:p/>
        </draw:line>
        <draw:line draw:style-name="gr8" draw:text-style-name="P4" draw:layer="layout" svg:x1="12.7cm" svg:y1="3.79cm" svg:x2="12.7cm" svg:y2="6.13cm">
          <text:p/>
        </draw:line>
        <draw:frame draw:style-name="gr10" draw:text-style-name="P10" draw:layer="layout" svg:width="4.31cm" svg:height="1.203cm" svg:x="12.75cm" svg:y="5.017cm">
          <draw:text-box>
            <text:p text:style-name="P9"><text:span text:style-name="T2">(FABRIC CLK DOMAIN @25Mhz)</text:span></text:p>
          </draw:text-box>
        </draw:frame>
        <draw:custom-shape draw:style-name="gr12" draw:text-style-name="P2" draw:layer="layout" svg:width="1.94cm" svg:height="0.75cm" svg:x="14.36cm" svg:y="8.62cm">
          <text:p text:style-name="P5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4cm" svg:height="1.24cm" svg:x="14.34cm" svg:y="6.27cm">
          <text:p text:style-name="P5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4cm" svg:height="0.67cm" draw:transform="rotate (-1.5707963267949) translate (10.53cm 8.54cm)">
          <text:p text:style-name="P5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5cm" svg:y1="9.48cm" svg:x2="11.77cm" svg:y2="9.4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91cm" svg:y1="6.83cm" svg:x2="11.76cm" svg:y2="6.83cm">
          <text:p/>
        </draw:line>
        <draw:custom-shape draw:style-name="gr15" draw:text-style-name="P2" draw:layer="layout" svg:width="1.94cm" svg:height="0.62cm" draw:transform="rotate (-1.5707963267949) translate (9.23cm 8.53cm)">
          <text:p text:style-name="P5"><text:span text:style-name="T5">SE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1cm" svg:y1="9.48cm" svg:x2="9.82cm" svg:y2="9.48cm">
          <text:p/>
        </draw:line>
        <draw:line draw:style-name="gr17" draw:text-style-name="P4" draw:layer="layout" svg:x1="7.89cm" svg:y1="9.48cm" svg:x2="8.6cm" svg:y2="9.48cm">
          <text:p/>
        </draw:line>
        <draw:line draw:style-name="gr17" draw:text-style-name="P4" draw:layer="layout" svg:x1="13.18cm" svg:y1="6.87cm" svg:x2="14.33cm" svg:y2="6.87cm">
          <text:p/>
        </draw:line>
        <draw:line draw:style-name="gr18" draw:text-style-name="P4" draw:layer="layout" svg:x1="15.38cm" svg:y1="7.55cm" svg:x2="15.38cm" svg:y2="8.58cm">
          <text:p/>
        </draw:line>
        <draw:line draw:style-name="gr19" draw:text-style-name="P4" draw:layer="layout" svg:x1="13.19cm" svg:y1="8.97cm" svg:x2="14.34cm" svg:y2="8.97cm">
          <text:p/>
        </draw:line>
      </draw:page>
      <draw:page draw:name="page2" draw:style-name="dp1" draw:master-page-name="Standard">
        <draw:custom-shape draw:style-name="gr20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8.95cm" svg:height="6.24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</text:span><text:span text:style-name="T1">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HY RX CLK DOMAIN @125M)</text:span></text:p>
          </draw:text-box>
        </draw:frame>
        <draw:frame draw:style-name="gr10" draw:text-style-name="P10" draw:layer="layout" svg:width="4.31cm" svg:height="1.203cm" svg:x="7.23cm" svg:y="4.617cm">
          <draw:text-box>
            <text:p text:style-name="P9"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11" draw:layer="layout" svg:width="2.715cm" svg:height="2.717cm" draw:transform="rotate (1.5707963267949) translate (3.59cm 6.105cm)">
          <draw:text-box>
            <text:p><text:span text:style-name="T1">1G Ethen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DP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</text:span><text:span text:style-name="T5">ol</text:span><text:span text:style-name="T5">d</text:span><text:span text:style-name="T5">U</text:span><text:span text:style-name="T5">D</text:span><text:span text:style-name="T5">P</text:span><text:span text:style-name="T5">64 </text:span><text:span text:style-name="T5">P</text:span><text:span text:style-name="T5">A</text:span><text:span text:style-name="T5">R</text:span><text:span text:style-name="T5">S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7" draw:text-style-name="P4" draw:layer="layout" svg:x1="14.1cm" svg:y1="7.3cm" svg:x2="14.1cm" svg:y2="8.42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10" draw:layer="layout" svg:width="4.31cm" svg:height="1.203cm" svg:x="14.49cm" svg:y="5.697cm">
          <draw:text-box>
            <text:p text:style-name="P9"><text:span text:style-name="T4">GAP ERROR</text:span></text:p>
          </draw:text-box>
        </draw:frame>
        <draw:custom-shape draw:style-name="gr28" draw:text-style-name="P2" draw:layer="layout" svg:width="1.94cm" svg:height="0.83cm" svg:x="13.43cm" svg:y="8.44cm">
          <text:p text:style-name="P5"><text:span text:style-name="T5">BOOKS (later)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45cm" svg:y1="7.29cm" svg:x2="14.45cm" svg:y2="8.41cm">
          <text:p/>
        </draw:line>
        <draw:frame draw:style-name="gr29" draw:text-style-name="P10" draw:layer="layout" svg:width="1.14cm" svg:height="0.391cm" draw:transform="rotate (1.5707963267949) translate (13.79cm 8.41cm)">
          <draw:text-box>
            <text:p text:style-name="P9"><text:span text:style-name="T4">MSG_VAL</text:span></text:p>
          </draw:text-box>
        </draw:frame>
        <draw:frame draw:style-name="gr30" draw:text-style-name="P10" draw:layer="layout" svg:width="1.65cm" svg:height="0.531cm" draw:transform="rotate (1.5707963267949) translate (14.129cm 8.54cm)">
          <draw:text-box>
            <text:p text:style-name="P9"><text:span text:style-name="T4">MSG_PAYLOAD</text:span></text:p>
          </draw:text-box>
        </draw:frame>
      </draw:page>
      <draw:page draw:name="page3" draw:style-name="dp1" draw:master-page-name="Standard">
        <draw:custom-shape draw:style-name="gr31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5cm" svg:height="11.42cm" svg:x="7.17cm" svg:y="4.38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</text:span><text:span text:style-name="T3">G</text:span><text:span text:style-name="T3">M</text:span><text:span text:style-name="T3">I</text:span><text:span text:style-name="T3">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</text:span><text:span text:style-name="T1">YN</text:span><text:span text:style-name="T1">C </text:span><text:span text:style-name="T1">FIF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</text:span><text:span text:style-name="T4">H</text:span><text:span text:style-name="T4">Y </text:span><text:span text:style-name="T4">R</text:span><text:span text:style-name="T4">X </text:span><text:span text:style-name="T4">C</text:span><text:span text:style-name="T4">LK </text:span><text:span text:style-name="T4">D</text:span><text:span text:style-name="T4">O</text:span><text:span text:style-name="T4">M</text:span><text:span text:style-name="T4">AI</text:span><text:span text:style-name="T4">N </text:span><text:span text:style-name="T4">@</text:span><text:span text:style-name="T4">12</text:span><text:span text:style-name="T4">5</text:span><text:span text:style-name="T4">M)</text:span></text:p>
          </draw:text-box>
        </draw:frame>
        <draw:frame draw:style-name="gr10" draw:text-style-name="P10" draw:layer="layout" svg:width="4.31cm" svg:height="1.203cm" svg:x="7.23cm" svg:y="4.617cm">
          <draw:text-box>
            <text:p text:style-name="P9"><text:span text:style-name="T2">(FABRIC CLK </text:span><text:span text:style-name="T2">DOMAIN </text:span><text:span text:style-name="T2">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11" draw:layer="layout" svg:width="2.715cm" svg:height="2.717cm" draw:transform="rotate (1.5707963267949) translate (3.59cm 6.105cm)">
          <draw:text-box>
            <text:p><text:span text:style-name="T1">1</text:span><text:span text:style-name="T1">G</text:span><text:span text:style-name="T1"> </text:span><text:span text:style-name="T1">E</text:span><text:span text:style-name="T1">t</text:span><text:span text:style-name="T1">h</text:span><text:span text:style-name="T1">e</text:span><text:span text:style-name="T1">n</text:span><text:span text:style-name="T1">e</text:span><text:span text:style-name="T1">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</text:span><text:span text:style-name="T3">DP </text:span><text:span text:style-name="T3">PA</text:span><text:span text:style-name="T3">RS</text:span><text:span text:style-name="T3">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10" draw:layer="layout" svg:width="4.31cm" svg:height="1.203cm" svg:x="14.49cm" svg:y="5.697cm">
          <draw:text-box>
            <text:p text:style-name="P9"><text:span text:style-name="T4">GA</text:span><text:span text:style-name="T4">P </text:span><text:span text:style-name="T4">ER</text:span><text:span text:style-name="T4">RO</text:span><text:span text:style-name="T4">R</text:span></text:p>
          </draw:text-box>
        </draw:frame>
        <draw:custom-shape draw:style-name="gr33" draw:text-style-name="P2" draw:layer="layout" svg:width="1.58cm" svg:height="3.04cm" svg:x="13.31cm" svg:y="8.53cm">
          <text:p text:style-name="P5"><text:span text:style-name="T5">I</text:span><text:span text:style-name="T5">T</text:span><text:span text:style-name="T5">C</text:span><text:span text:style-name="T5">H</text:span><text:span text:style-name="T5"> </text:span><text:span text:style-name="T5">P</text:span><text:span text:style-name="T5">A</text:span><text:span text:style-name="T5">R</text:span><text:span text:style-name="T5">S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4.095cm" svg:y1="8.53cm" svg:x2="14.095cm" svg:y2="7.29cm">
          <text:p/>
        </draw:line>
        <draw:custom-shape draw:style-name="gr35" draw:text-style-name="P2" draw:layer="layout" svg:width="2.25cm" svg:height="1.42cm" svg:x="10.34cm" svg:y="8.54cm">
          <text:p text:style-name="P5"><text:span text:style-name="T5">ORDERS[ ref 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31T12:44:56.172571262</meta:creation-date>
    <dc:date>2026-03-31T16:05:06.985841801</dc:date>
    <meta:editing-duration>PT2H38M47S</meta:editing-duration>
    <meta:editing-cycles>4</meta:editing-cycles>
    <meta:generator>LibreOffice/7.3.7.2$Linux_X86_64 LibreOffice_project/30$Build-2</meta:generator>
    <meta:document-statistic meta:object-count="103"/>
  </office:meta>
</office:document-meta>
</file>